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3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8.493cm"/>
    </style:style>
    <style:style style:name="co6" style:family="table-column">
      <style:table-column-properties fo:break-before="auto" style:column-width="4.367cm"/>
    </style:style>
    <style:style style:name="co7" style:family="table-column">
      <style:table-column-properties fo:break-before="auto" style:column-width="3.842cm"/>
    </style:style>
    <style:style style:name="co8" style:family="table-column">
      <style:table-column-properties fo:break-before="auto" style:column-width="3.704cm"/>
    </style:style>
    <style:style style:name="co9" style:family="table-column">
      <style:table-column-properties fo:break-before="auto" style:column-width="3.787cm"/>
    </style:style>
    <style:style style:name="co10" style:family="table-column">
      <style:table-column-properties fo:break-before="auto" style:column-width="4.396cm"/>
    </style:style>
    <style:style style:name="co11" style:family="table-column">
      <style:table-column-properties fo:break-before="auto" style:column-width="6.911cm"/>
    </style:style>
    <style:style style:name="co12" style:family="table-column">
      <style:table-column-properties fo:break-before="auto" style:column-width="3.979cm"/>
    </style:style>
    <style:style style:name="co13" style:family="table-column">
      <style:table-column-properties fo:break-before="auto" style:column-width="4.505cm"/>
    </style:style>
    <style:style style:name="co14" style:family="table-column">
      <style:table-column-properties fo:break-before="auto" style:column-width="4.893cm"/>
    </style:style>
    <style:style style:name="co15" style:family="table-column">
      <style:table-column-properties fo:break-before="auto" style:column-width="4.479cm"/>
    </style:style>
    <style:style style:name="co16" style:family="table-column">
      <style:table-column-properties fo:break-before="auto" style:column-width="2.686cm"/>
    </style:style>
    <style:style style:name="co17" style:family="table-column">
      <style:table-column-properties fo:break-before="auto" style:column-width="8.846cm"/>
    </style:style>
    <style:style style:name="co18" style:family="table-column">
      <style:table-column-properties fo:break-before="auto" style:column-width="4.179cm"/>
    </style:style>
    <style:style style:name="co19" style:family="table-column">
      <style:table-column-properties fo:break-before="auto" style:column-width="11.003cm"/>
    </style:style>
    <style:style style:name="co20" style:family="table-column">
      <style:table-column-properties fo:break-before="auto" style:column-width="8.754cm"/>
    </style:style>
    <style:style style:name="co21" style:family="table-column">
      <style:table-column-properties fo:break-before="auto" style:column-width="10.6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879cm" fo:break-before="auto" style:use-optimal-row-height="false"/>
    </style:style>
    <style:style style:name="ro3" style:family="table-row">
      <style:table-row-properties style:row-height="8.292cm" fo:break-before="auto" style:use-optimal-row-height="true"/>
    </style:style>
    <style:style style:name="ro4" style:family="table-row">
      <style:table-row-properties style:row-height="4.738cm" fo:break-before="auto" style:use-optimal-row-height="true"/>
    </style:style>
    <style:style style:name="ro5" style:family="table-row">
      <style:table-row-properties style:row-height="8.687cm" fo:break-before="auto" style:use-optimal-row-height="true"/>
    </style:style>
    <style:style style:name="ro6" style:family="table-row">
      <style:table-row-properties style:row-height="5.528cm" fo:break-before="auto" style:use-optimal-row-height="true"/>
    </style:style>
    <style:style style:name="ro7" style:family="table-row">
      <style:table-row-properties style:row-height="4.791cm" fo:break-before="auto" style:use-optimal-row-height="true"/>
    </style:style>
    <style:style style:name="ro8" style:family="table-row">
      <style:table-row-properties style:row-height="7.1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7.897cm" fo:break-before="auto" style:use-optimal-row-height="true"/>
    </style:style>
    <style:style style:name="ro11" style:family="table-row">
      <style:table-row-properties style:row-height="4.343cm" fo:break-before="auto" style:use-optimal-row-height="true"/>
    </style:style>
    <style:style style:name="ro12" style:family="table-row">
      <style:table-row-properties style:row-height="5.1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size-asian="9pt" style:font-size-complex="9pt"/>
    </style:style>
    <style:style style:name="ce4" style:family="table-cell" style:parent-style-name="Default">
      <style:table-cell-properties fo:wrap-option="wrap"/>
      <style:text-properties fo:language="none" fo:country="none" style:font-name-asian="Times New Roman" style:font-size-asian="11pt" style:language-asian="none" style:country-asian="none" style:font-weight-asian="bold" style:font-name-complex="SimSun" style:font-weight-complex="bold"/>
    </style:style>
    <style:style style:name="ce5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6" style:family="table-cell" style:parent-style-name="Default">
      <style:table-cell-properties fo:wrap-option="wrap"/>
      <style:text-properties fo:language="none" fo:country="none" fo:font-style="normal" style:font-name-asian="Calibri" style:font-size-asian="11pt" style:language-asian="none" style:country-asian="none" style:font-style-asian="normal" style:font-name-complex="Calibri" style:font-size-complex="11pt" style:font-style-complex="normal"/>
    </style:style>
    <style:style style:name="ce7" style:family="table-cell" style:parent-style-name="Default">
      <style:table-cell-properties fo:wrap-option="wrap"/>
      <style:text-properties fo:language="none" fo:country="none" style:font-name-asian="Arial" style:font-size-asian="11pt" style:language-asian="none" style:country-asian="none" style:font-name-complex="Calibri"/>
    </style:style>
    <style:style style:name="ce8" style:family="table-cell" style:parent-style-name="Default">
      <style:table-cell-properties fo:wrap-option="wrap"/>
      <style:text-properties fo:language="none" fo:country="none" style:font-name-asian="Arial" style:font-size-asian="11pt" style:language-asian="none" style:country-asian="none" style:font-weight-asian="bold" style:font-name-complex="Arial" style:font-weight-complex="bold"/>
    </style:style>
    <style:style style:name="ce9" style:family="table-cell" style:parent-style-name="Default">
      <style:table-cell-properties fo:wrap-option="wrap" style:vertical-align="middle"/>
      <style:text-properties fo:color="#3333ff" style:font-name="Times New Roman" fo:font-size="11pt" style:font-size-asian="11pt" style:font-size-complex="11pt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ize-asian="9pt" style:font-size-complex="9pt" style:font-style-asian="normal" style:font-style-complex="normal"/>
    </style:style>
    <style:style style:name="T3" style:family="text">
      <style:text-properties style:font-size-asian="9pt" style:font-size-complex="9pt"/>
    </style:style>
    <style:style style:name="T4" style:family="text">
      <style:text-properties style:font-size-asian="9pt" style:font-size-complex="9pt" style:text-position="41%"/>
    </style:style>
    <style:style style:name="T5" style:family="text">
      <style:text-properties style:text-position="super"/>
    </style:style>
    <style:style style:name="T6" style:family="text">
      <style:text-properties style:text-underline-style="none" style:text-underline-color="font-color" fo:font-style="normal" style:letter-kerning="true" fo:letter-spacing="normal" fo:country="none" style:country-asian="none" style:font-name-asian="Times New Roman" style:font-name-complex="SimSun" style:font-size-asian="11pt" style:font-weight-asian="bold" style:font-weight-complex="bold" style:font-style-asian="normal" style:font-style-complex="normal"/>
    </style:style>
    <style:style style:name="T7" style:family="text">
      <style:text-properties fo:font-weight="normal" style:text-underline-style="none" style:text-underline-color="font-color" fo:font-style="normal" style:letter-kerning="true" fo:letter-spacing="normal" fo:country="none" style:country-asian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letter-kerning="true" fo:country="none" style:country-asian="none" style:font-name-asian="Arial" style:font-name-complex="Arial" style:font-size-asian="11pt" style:font-weight-asian="bold" style:font-weight-complex="bold"/>
    </style:style>
    <style:style style:name="T10" style:family="text">
      <style:text-properties style:letter-kerning="true" fo:country="none" style:country-asian="none" style:font-name-asian="Arial" style:font-name-complex="Arial" style:font-size-asian="11pt" style:font-weight-asian="bold" style:font-weight-complex="bold" style:font-style-asian="italic"/>
    </style:style>
    <style:style style:name="T11" style:family="text">
      <style:text-properties fo:font-weight="normal" style:text-underline-style="none" style:text-underline-color="font-color" fo:font-style="normal" style:letter-kerning="true" fo:letter-spacing="normal" fo:country="none" style:country-asian="none" style:font-name-asian="Arial" style:font-name-complex="Calibri" style:font-size-asian="11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precision-as-shown="true">
        <table:iteration table:status="enable"/>
      </table:calculation-settings>
      <table:table table:name="Feuille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ce1"/>
        <table:table-column table:style-name="co1" table:number-columns-repeated="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9"/>
        <table:table-column table:style-name="co21" table:default-cell-style-name="ce9"/>
        <table:table-row table:style-name="ro1">
          <table:table-cell office:value-type="string" calcext:value-type="string">
            <text:p>Région siège</text:p>
          </table:table-cell>
          <table:table-cell office:value-type="string" calcext:value-type="string">
            <text:p>Département siège</text:p>
          </table:table-cell>
          <table:table-cell office:value-type="string" calcext:value-type="string">
            <text:p>Arrondissement siège</text:p>
          </table:table-cell>
          <table:table-cell office:value-type="string" calcext:value-type="string">
            <text:p>Commune siège</text:p>
          </table:table-cell>
          <table:table-cell office:value-type="string" calcext:value-type="string">
            <office:annotation draw:style-name="gr1" draw:text-style-name="P1" svg:width="2.899cm" svg:height="1.139cm" svg:x="15.767cm" svg:y="0cm" draw:caption-point-x="-0.61cm" draw:caption-point-y="0.01cm">
              <dc:date>2017-09-18T00:00:00</dc:date>
              <text:p text:style-name="P1"><text:span text:style-name="T1">siren_territoire</text:span></text:p>
            </office:annotation>
            <text:p>N° SIREN</text:p>
          </table:table-cell>
          <table:table-cell office:value-type="string" calcext:value-type="string">
            <office:annotation draw:style-name="gr2" draw:text-style-name="P1" svg:width="2.899cm" svg:height="0.669cm" svg:x="20.632cm" svg:y="0cm" draw:caption-point-x="-0.61cm" draw:caption-point-y="0.01cm">
              <dc:date>2017-09-18T00:00:00</dc:date>
              <text:p text:style-name="P1"><text:span text:style-name="T1">nom_territoire</text:span></text:p>
            </office:annotation>
            <text:p>Nom du groupement</text:p>
          </table:table-cell>
          <table:table-cell office:value-type="string" calcext:value-type="string">
            <text:p>Nature juridique</text:p>
          </table:table-cell>
          <table:table-cell office:value-type="string" calcext:value-type="string">
            <text:p>Syndicat à la carte</text:p>
          </table:table-cell>
          <table:table-cell office:value-type="string" calcext:value-type="string">
            <text:p>Groupement interdépartemental</text:p>
          </table:table-cell>
          <table:table-cell table:style-name="Default" office:value-type="string" calcext:value-type="string">
            <office:annotation draw:style-name="gr2" draw:text-style-name="P1" svg:width="2.899cm" svg:height="0.669cm" svg:x="31.662cm" svg:y="0cm" draw:caption-point-x="-0.61cm" draw:caption-point-y="0.01cm">
              <dc:date>2017-09-18T00:00:00</dc:date>
              <text:p text:style-name="P1"><text:span text:style-name="T1">date_creation</text:span></text:p>
            </office:annotation>
            <text:p>Date de création</text:p>
          </table:table-cell>
          <table:table-cell table:style-name="Default" office:value-type="string" calcext:value-type="string">
            <text:p>Date d'effet</text:p>
          </table:table-cell>
          <table:table-cell office:value-type="string" calcext:value-type="string">
            <text:p>Mode de répartition des sièges</text:p>
          </table:table-cell>
          <table:table-cell office:value-type="string" calcext:value-type="string">
            <text:p>Autre mode de répartition des sièges</text:p>
          </table:table-cell>
          <table:table-cell office:value-type="string" calcext:value-type="string">
            <text:p>Nombre de membre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Nombre de compétences exercées</text:p>
          </table:table-cell>
          <table:table-cell office:value-type="string" calcext:value-type="string">
            <text:p>Mode de financement</text:p>
          </table:table-cell>
          <table:table-cell office:value-type="string" calcext:value-type="string">
            <text:p>DGF Bonifiée</text:p>
          </table:table-cell>
          <table:table-cell office:value-type="string" calcext:value-type="string">
            <text:p>DSC</text:p>
          </table:table-cell>
          <table:table-cell office:value-type="string" calcext:value-type="string">
            <text:p>REOM</text:p>
          </table:table-cell>
          <table:table-cell office:value-type="string" calcext:value-type="string">
            <text:p>Autre redevance</text:p>
          </table:table-cell>
          <table:table-cell office:value-type="string" calcext:value-type="string">
            <text:p>TEOM</text:p>
          </table:table-cell>
          <table:table-cell office:value-type="string" calcext:value-type="string">
            <text:p>Autre taxe</text:p>
          </table:table-cell>
          <table:table-cell office:value-type="string" calcext:value-type="string">
            <office:annotation draw:style-name="gr2" draw:text-style-name="P1" svg:width="2.899cm" svg:height="0.669cm" svg:x="63.27cm" svg:y="0cm" draw:caption-point-x="-0.61cm" draw:caption-point-y="0.01cm">
              <dc:date>2017-09-18T00:00:00</dc:date>
              <text:p text:style-name="P1"><text:span text:style-name="T1">president_civilite</text:span></text:p>
            </office:annotation>
            <text:p>Civilité Président</text:p>
          </table:table-cell>
          <table:table-cell office:value-type="string" calcext:value-type="string">
            <office:annotation draw:style-name="gr3" draw:text-style-name="P1" svg:width="2.899cm" svg:height="0.991cm" svg:x="65.528cm" svg:y="0cm" draw:caption-point-x="-0.61cm" draw:caption-point-y="0.01cm">
              <dc:date>2017-09-18T00:00:00</dc:date>
              <text:p text:style-name="P1"><text:span text:style-name="T1">president_prenom</text:span></text:p>
            </office:annotation>
            <text:p>Prénom Président</text:p>
          </table:table-cell>
          <table:table-cell office:value-type="string" calcext:value-type="string">
            <office:annotation draw:style-name="gr2" draw:text-style-name="P1" svg:width="2.899cm" svg:height="0.669cm" svg:x="67.786cm" svg:y="0cm" draw:caption-point-x="-0.61cm" draw:caption-point-y="0.01cm">
              <dc:date>2017-09-18T00:00:00</dc:date>
              <text:p text:style-name="P1"><text:span text:style-name="T1">president_nom</text:span></text:p>
            </office:annotation>
            <text:p>Nom Président</text:p>
          </table:table-cell>
          <table:table-cell office:value-type="string" calcext:value-type="string">
            <office:annotation draw:style-name="gr2" draw:text-style-name="P1" svg:width="2.899cm" svg:height="0.669cm" svg:x="76.279cm" svg:y="0cm" draw:caption-point-x="-0.61cm" draw:caption-point-y="0.01cm">
              <dc:date>2017-09-18T00:00:00</dc:date>
              <text:p text:style-name="P1"><text:span text:style-name="T1">siege_adresse</text:span></text:p>
            </office:annotation>
            <text:p>Adresse du siège_1</text:p>
          </table:table-cell>
          <table:table-cell office:value-type="string" calcext:value-type="string">
            <office:annotation draw:style-name="gr2" draw:text-style-name="P1" svg:width="2.899cm" svg:height="0.669cm" svg:x="80.647cm" svg:y="0cm" draw:caption-point-x="-0.61cm" draw:caption-point-y="0.01cm">
              <dc:date>2017-09-18T00:00:00</dc:date>
              <text:p text:style-name="P1"><text:span text:style-name="T1">siege_adresse2</text:span></text:p>
            </office:annotation>
            <text:p>Adresse du siège_2</text:p>
          </table:table-cell>
          <table:table-cell office:value-type="string" calcext:value-type="string">
            <text:p>Adresse du siège_3</text:p>
          </table:table-cell>
          <table:table-cell office:value-type="string" calcext:value-type="string">
            <office:annotation draw:style-name="gr2" draw:text-style-name="P1" svg:width="2.899cm" svg:height="0.669cm" svg:x="88.192cm" svg:y="0cm" draw:caption-point-x="-0.61cm" draw:caption-point-y="0.01cm">
              <dc:date>2017-09-18T00:00:00</dc:date>
              <text:p text:style-name="P1"><text:span text:style-name="T1">siege_cp</text:span></text:p>
            </office:annotation>
            <text:p>Code postal du siège - Ville du siège</text:p>
          </table:table-cell>
          <table:table-cell office:value-type="string" calcext:value-type="string">
            <office:annotation draw:style-name="gr2" draw:text-style-name="P1" svg:width="2.899cm" svg:height="0.669cm" svg:x="91.98cm" svg:y="0cm" draw:caption-point-x="-0.61cm" draw:caption-point-y="0.01cm">
              <dc:date>2017-09-18T00:00:00</dc:date>
              <text:p text:style-name="P1"><text:span text:style-name="T1">siege_tel</text:span></text:p>
            </office:annotation>
            <text:p>Téléphone du siège</text:p>
          </table:table-cell>
          <table:table-cell office:value-type="string" calcext:value-type="string">
            <office:annotation draw:style-name="gr2" draw:text-style-name="P1" svg:width="2.899cm" svg:height="0.669cm" svg:x="94.237cm" svg:y="0cm" draw:caption-point-x="-0.61cm" draw:caption-point-y="0.01cm">
              <dc:date>2017-09-18T00:00:00</dc:date>
              <text:p text:style-name="P1"><text:span text:style-name="T1">siege_fax</text:span></text:p>
            </office:annotation>
            <text:p>Fax du siège</text:p>
          </table:table-cell>
          <table:table-cell office:value-type="string" calcext:value-type="string">
            <office:annotation draw:style-name="gr2" draw:text-style-name="P1" svg:width="2.899cm" svg:height="0.669cm" svg:x="98.633cm" svg:y="0cm" draw:caption-point-x="-0.61cm" draw:caption-point-y="0.01cm">
              <dc:date>2017-09-18T00:00:00</dc:date>
              <text:p text:style-name="P1"><text:span text:style-name="T1">siege_courriel</text:span></text:p>
            </office:annotation>
            <text:p>Courriel du siège</text:p>
          </table:table-cell>
          <table:table-cell office:value-type="string" calcext:value-type="string">
            <office:annotation draw:style-name="gr2" draw:text-style-name="P1" svg:width="2.899cm" svg:height="0.669cm" svg:x="105.544cm" svg:y="0cm" draw:caption-point-x="-0.61cm" draw:caption-point-y="0.01cm">
              <dc:date>2017-09-18T00:00:00</dc:date>
              <text:p text:style-name="P1"><text:span text:style-name="T1">siege_internet</text:span></text:p>
            </office:annotation>
            <text:p>Site internet</text:p>
          </table:table-cell>
          <table:table-cell office:value-type="string" calcext:value-type="string">
            <text:p>Adresse annexe_1</text:p>
          </table:table-cell>
          <table:table-cell office:value-type="string" calcext:value-type="string">
            <text:p>Adresse annexe_2</text:p>
          </table:table-cell>
          <table:table-cell office:value-type="string" calcext:value-type="string">
            <text:p>Adresse annexe_3</text:p>
          </table:table-cell>
          <table:table-cell office:value-type="string" calcext:value-type="string">
            <text:p>Code postal annexe - Ville annexe</text:p>
          </table:table-cell>
          <table:table-cell office:value-type="string" calcext:value-type="string">
            <text:p>Téléphone annexe</text:p>
          </table:table-cell>
          <table:table-cell office:value-type="string" calcext:value-type="string">
            <text:p>Fax annexe</text:p>
          </table:table-cell>
          <table:table-cell table:style-name="Default" office:value-type="string" calcext:value-type="string">
            <text:p>competence_obligatoire</text:p>
          </table:table-cell>
          <table:table-cell table:style-name="Default" office:value-type="string" calcext:value-type="string">
            <text:p>competence_optionnelle</text:p>
          </table:table-cell>
          <table:table-cell table:style-name="Default" office:value-type="string" calcext:value-type="string">
            <text:p>competence_facultative</text:p>
          </table:table-cell>
          <table:table-cell table:style-name="Default" office:value-type="string" calcext:value-type="string">
            <text:p>atout</text:p>
          </table:table-cell>
          <table:table-cell table:style-name="Default" office:value-type="string" calcext:value-type="string">
            <text:p>faiblesse</text:p>
          </table:table-cell>
        </table:table-row>
        <table:table-row table:style-name="ro2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1 - Andelys</text:p>
          </table:table-cell>
          <table:table-cell office:value-type="string" calcext:value-type="string">
            <text:p>212703755 - Louviers</text:p>
          </table:table-cell>
          <table:table-cell office:value-type="float" office:value="200035665" calcext:value-type="float">
            <text:p>200035665</text:p>
          </table:table-cell>
          <table:table-cell office:value-type="string" calcext:value-type="string">
            <text:p>CA Seine Eure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12-21</text:p>
          </table:table-cell>
          <table:table-cell office:value-type="string" calcext:value-type="string">
            <text:p>2012-12-3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0202" calcext:value-type="float">
            <text:p>702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P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Hôtel d'Agglomération <text:s/>1 Place Thorel</text:p>
          </table:table-cell>
          <table:table-cell table:number-columns-repeated="2"/>
          <table:table-cell office:value-type="string" calcext:value-type="string">
            <text:p>27400 LOUVIERS</text:p>
          </table:table-cell>
          <table:table-cell office:value-type="string" calcext:value-type="string">
            <text:p>02 32 50 85 50</text:p>
          </table:table-cell>
          <table:table-cell office:value-type="string" calcext:value-type="string">
            <text:p>02 32 50 85 51</text:p>
          </table:table-cell>
          <table:table-cell office:value-type="string" calcext:value-type="string">
            <text:p>direction@seine-eure.com</text:p>
          </table:table-cell>
          <table:table-cell office:value-type="string" calcext:value-type="string">
            <text:p><text:a xlink:href="http://www.agglo-seine-eure.fr/" xlink:type="simple">www.agglo-seine-eure.fr</text:a></text:p>
          </table:table-cell>
          <table:table-cell office:value-type="string" calcext:value-type="string">
            <text:p>CS 10514</text:p>
          </table:table-cell>
          <table:table-cell table:number-columns-repeated="2"/>
          <table:table-cell office:value-type="string" calcext:value-type="string">
            <text:p>27405 LOUVIERS CEDEX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50 85 51</text:p>
          </table:table-cell>
          <table:table-cell office:value-type="string" calcext:value-type="string">
            <text:p>-Développement économique-Aménagement de l'Espace Communautaire-Equilibre social de l'habitat sur le territoire communautaire-Politique de la ville dans la communauté-Accueil des gens du voyage-Collecte et traitement des déchets</text:p>
          </table:table-cell>
          <table:table-cell office:value-type="string" calcext:value-type="string">
            <text:p>-Création ou aménagement et entretien de voirie d'intérêt communautaire-Assainissement-Eau-Protection et de mise en valeur de l'environnement et du cadre de vie-Construction, aménagement, entretien et gestion d’équipements culturels et sportifs d’intérêt communautaire-Action sociale d'intérêt communautaire</text:p>
          </table:table-cell>
          <table:table-cell office:value-type="string" calcext:value-type="string">
            <text:p>-Développement et harmonisation des moyens de gestion électronique de l'information-Rivières-Espaces naturels-Création de Zone(s) de Développement Eolien-Construction, aménagement, entretien et gestion des nouveaux centres aquatiques-Construction, aménagement, entretien et gestion des nouvelles casernes de gendarmerie-Création, entretien et exploitation d'infrastructures de charges nécessaires à l'usage de véhicules électriques ou hybrides-Construction, aménagement, entretien et gestion d'une nouvelle patinoire-Elaboration du Plan de mise en accessibilité de la voirie et des aménagements des espaces publics-Enfance jeunesse qui porte sur la reprise ou la création des contrats temps libre et petite enfance passés avec la Caisse d'Allocations Familiales du Département de l'Eure</text:p>
          </table:table-cell>
          <table:table-cell office:value-type="string" calcext:value-type="string">
            <text:p>*Une position géographique facteur d’attractivité économique (axe Seine et proximité de la métropole rouennaise)*Une forte concentration de l’emploi*Une bonne couverture en équipements sportifs et de loisirs*Un cadre naturel de qualité (massif forestier et étangs).</text:p>
          </table:table-cell>
          <table:table-cell office:value-type="string" calcext:value-type="string">
            <text:p>*Un territoire en déséquilibre spatial : <text:s/>concentration des logements sociaux, des transports collectifs ainsi que les emplois sur les pôles de Louviers et Val-de-Reuil*Un territoire soumis à divers risques naturels*Un manque de mixité sociale.</text:p>
          </table:table-cell>
        </table:table-row>
        <table:table-row table:style-name="ro3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3 - Évreux</text:p>
          </table:table-cell>
          <table:table-cell office:value-type="string" calcext:value-type="string">
            <text:p>212702294 - Évreux</text:p>
          </table:table-cell>
          <table:table-cell office:value-type="float" office:value="200071454" calcext:value-type="float">
            <text:p>200071454</text:p>
          </table:table-cell>
          <table:table-cell office:value-type="string" calcext:value-type="string">
            <text:p>CA Evreux Portes de Normandie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12-13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6324" calcext:value-type="float">
            <text:p>1063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P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EFRAND</text:p>
          </table:table-cell>
          <table:table-cell office:value-type="string" calcext:value-type="string">
            <text:p>9 rue Voltaire <text:s/>CS40423</text:p>
          </table:table-cell>
          <table:table-cell table:number-columns-repeated="2"/>
          <table:table-cell office:value-type="string" calcext:value-type="string">
            <text:p>27000 Evreux</text:p>
          </table:table-cell>
          <table:table-cell office:value-type="string" calcext:value-type="string">
            <text:p>02 32 31 92 92</text:p>
          </table:table-cell>
          <table:table-cell office:value-type="string" calcext:value-type="string">
            <text:p>02 32 31 92 50</text:p>
          </table:table-cell>
          <table:table-cell office:value-type="string" calcext:value-type="string">
            <text:p>smoussel@epn-agglo.fr</text:p>
          </table:table-cell>
          <table:table-cell office:value-type="string" calcext:value-type="string">
            <text:p><text:a xlink:href="http://www.evreuxportesdenormandie.fr/" xlink:type="simple">www.evreuxportesdenormandie.fr</text:a></text:p>
          </table:table-cell>
          <table:table-cell office:value-type="string" calcext:value-type="string">
            <text:p>9 rue Voltaire <text:s/>CS 40423</text:p>
          </table:table-cell>
          <table:table-cell table:number-columns-repeated="2"/>
          <table:table-cell office:value-type="string" calcext:value-type="string">
            <text:p>27000 Evreux</text:p>
          </table:table-cell>
          <table:table-cell office:value-type="string" calcext:value-type="string">
            <text:p>02 32 31 92 92</text:p>
          </table:table-cell>
          <table:table-cell office:value-type="string" calcext:value-type="string">
            <text:p>02 32 31 92 50</text:p>
          </table:table-cell>
          <table:table-cell office:value-type="string" calcext:value-type="string">
            <text:p>-Développement économique-Aménagement de l’espace communautaire-Équilibre social de l’habitat sur le territoire-Politique de la ville-Accueil des gens du voyage-Collecte et traitement des déchets des ménages et déchets assimilés</text:p>
          </table:table-cell>
          <table:table-cell office:value-type="string" calcext:value-type="string">
            <text:p>-Création ou aménagement et entretien de voirie d’intérêt communautaire ; création ou aménagement et gestion de parcs de stationnement d’intérêt communautaire-Assainissement-Eau-Protection et de mise en valeur de l’environnement et du cadre de vie-Construction, aménagement, entretien et gestion d’équipements culturels et sportifs d’intérêt communautaire-Action sociale-Enfance-jeunesse d’intérêt communautaire</text:p>
          </table:table-cell>
          <table:table-cell office:value-type="string" calcext:value-type="string">
            <text:p>-Gestion des milieux aquatiques et prévention des inondations recouvrant les missions suivantes-Ruissellement-Animation, coordination, évaluation et mise à jour du SAGE de l’Iton-Propreté-Développement de l’enseignement supérieur-Appui à la recherche-Appui à la formation professionnelle-Numérique-<text:span text:style-name="T9">Cohésion sociale et </text:span><text:span text:style-name="T10">territoriale-Soutien aux activités et manifestations événementielles à rayonnement communautaire-Sur le territoire de l’ancienne communauté d’agglomération Grand Evreux Agglomération, soutien au sport de compétition de haut niveau dans les domaines suivants : </text:span>Basket Ball, Volley Ball, Hand Ball-Sur le territoire de l’ancienne communauté de communes la Porte Normande-Fourrière animal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1 - Andelys</text:p>
          </table:table-cell>
          <table:table-cell office:value-type="string" calcext:value-type="string">
            <text:p>212706816 - Vernon</text:p>
          </table:table-cell>
          <table:table-cell office:value-type="float" office:value="200072312" calcext:value-type="float">
            <text:p>200072312</text:p>
          </table:table-cell>
          <table:table-cell office:value-type="string" calcext:value-type="string">
            <text:p>CA Seine Normandie Agglomération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7725" calcext:value-type="float">
            <text:p>877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P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DUCHE</text:p>
          </table:table-cell>
          <table:table-cell office:value-type="string" calcext:value-type="string">
            <text:p>Campus de l'espace parc technologique</text:p>
          </table:table-cell>
          <table:table-cell office:value-type="string" calcext:value-type="string">
            <text:p>1 avenue Hubert Curien</text:p>
          </table:table-cell>
          <table:table-cell/>
          <table:table-cell office:value-type="string" calcext:value-type="string">
            <text:p>27200 Vernon</text:p>
          </table:table-cell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 <text:a xlink:href="http://www.cape27.fr/" xlink:type="simple">www.cape27.fr</text:a></text:p>
          </table:table-cell>
          <table:table-cell office:value-type="string" calcext:value-type="string">
            <text:p>Campus de l'espace parc technologique</text:p>
          </table:table-cell>
          <table:table-cell table:number-columns-repeated="2"/>
          <table:table-cell office:value-type="string" calcext:value-type="string">
            <text:p>27200 Vernnon</text:p>
          </table:table-cell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-Développement économique-Aménagement de l’espace communautaire-Équilibre social de l’habitat sur le territoire-Politique de la ville-Accueil des gens du voyage-Collecte et traitement des déchets des ménages et déchets assimilés-<text:span text:style-name="T2">GEMAPI</text:span><text:span text:style-name="T3"> (à partir du 1</text:span><text:span text:style-name="T4">er</text:span><text:span text:style-name="T3"> janvier 2018) : dans les conditions prévues à l’article L. 211/7 du code de l’environnement</text:span></text:p>
          </table:table-cell>
          <table:table-cell table:style-name="ce4" office:value-type="string" calcext:value-type="string">
            <text:p><text:span text:style-name="T6">-Eau-Construction, aménagement, entretien et gestion d’équipements culturels et sportifs d’intérêt communautaire-Action sociale d’intérêt communautaire-Création et gestion de maisons de service au public et définition des obligations de service au public y afférentes</text:span></text:p>
          </table:table-cell>
          <table:table-cell office:value-type="string" calcext:value-type="string">
            <text:p>-Assainissement et eaux usées-Assainissement non collectif-Petite enfance-Jeunesse-<text:span text:style-name="T11">Accès et usages numériques-Actions en faveur du développement agricole-Gestion et entretien de voies vertes-Transports scolaires, sur les territoires des anciennes communautés de communes des Andelys et ses environs et Epte Vexin Seine-Support et soutien aux communes, sur les territoires des anciennes communautés de communes des Andelys et ses environs et Epte Vexin Seine</text:span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2 - Bernay</text:p>
          </table:table-cell>
          <table:table-cell office:value-type="string" calcext:value-type="string">
            <text:p>212704670 - Pont-Audemer</text:p>
          </table:table-cell>
          <table:table-cell office:value-type="float" office:value="200065787" calcext:value-type="float">
            <text:p>200065787</text:p>
          </table:table-cell>
          <table:table-cell office:value-type="string" calcext:value-type="string">
            <text:p>CC de Pont-Audemer / Val de Risle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09-22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8640" calcext:value-type="float">
            <text:p>286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SZS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LEROUX</text:p>
          </table:table-cell>
          <table:table-cell office:value-type="string" calcext:value-type="string">
            <text:p>2, Place de Verdun</text:p>
          </table:table-cell>
          <table:table-cell office:value-type="string" calcext:value-type="string">
            <text:p>B.P. 429</text:p>
          </table:table-cell>
          <table:table-cell/>
          <table:table-cell office:value-type="string" calcext:value-type="string">
            <text:p>27504 Pont Audemer Cedex</text:p>
          </table:table-cell>
          <table:table-cell office:value-type="string" calcext:value-type="string">
            <text:p>02 32 41 08 15</text:p>
          </table:table-cell>
          <table:table-cell office:value-type="string" calcext:value-type="string">
            <text:p>02 32 41 24 74</text:p>
          </table:table-cell>
          <table:table-cell office:value-type="string" calcext:value-type="string">
            <text:p>info@ville-pont-audemer.fr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41 24 74</text:p>
          </table:table-cell>
          <table:table-cell office:value-type="string" calcext:value-type="string">
            <text:p>-Aménagement de l’espace pour la conduite d’actions d’intérêt communautaire-Actions de développement économique dans les conditions prévues à l'article L. 4251/17 du CGCT-Aménagement, entretien et gestion des aires d'accueil des gens du voyage et des terrains familiaux locatifs définis aux 1° à 3° du II de l’article 1<text:span text:style-name="T5">er</text:span> de la loi N°2000/614 du 5 juillet 2000 relative à l’accueil et à l’habitat des gens du voyage-Collecte et traitement des déchets des ménages et déchets assimilés</text:p>
          </table:table-cell>
          <table:table-cell table:style-name="ce5" office:value-type="string" calcext:value-type="string">
            <text:p>-Protection et mise en valeur de l’environnement-Politique du logement et du cadre de vie-En matière de politique de la ville-Création, aménagement et entretien de la voirie communautaire-Construction, entretien et fonctionnement d’équipements culturels, sportifs,et d’équipements de l’enseignement préélémentaire et élémentaire d’intérêt communautaire-Action sociale d’intérêt communautaire-Assainissement-Création et gestion de maison de services au public</text:p>
          </table:table-cell>
          <table:table-cell office:value-type="string" calcext:value-type="string">
            <text:p>-Aménagement numérique du territoire-Transports-Service aux collectivités-Divers-Syndicat mixt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2 - Bernay</text:p>
          </table:table-cell>
          <table:table-cell office:value-type="string" calcext:value-type="string">
            <text:p>212706295 - Thiberville</text:p>
          </table:table-cell>
          <table:table-cell office:value-type="float" office:value="200066017" calcext:value-type="float">
            <text:p>200066017</text:p>
          </table:table-cell>
          <table:table-cell office:value-type="string" calcext:value-type="string">
            <text:p>CC Lieuvin Pays d'Auge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09-19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555" calcext:value-type="float">
            <text:p>18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AZS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21 bis rue de Lisieux</text:p>
          </table:table-cell>
          <table:table-cell table:number-columns-repeated="2"/>
          <table:table-cell office:value-type="string" calcext:value-type="string">
            <text:p>27230 Thiberville</text:p>
          </table:table-cell>
          <table:table-cell office:value-type="string" calcext:value-type="string">
            <text:p>02 32 46 80 88</text:p>
          </table:table-cell>
          <table:table-cell office:value-type="string" calcext:value-type="string">
            <text:p>02 32 44 60 39</text:p>
          </table:table-cell>
          <table:table-cell office:value-type="string" calcext:value-type="string">
            <text:p>cdc@ccthiberville.fr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-Aménagement de l’espace pour la conduite d'actions d'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Protection et mise en valeur de l’environnement-Politique du logement et du cadre de vie-Création, aménagement et entretien de la voirie d’intérêt communautaire-Construction, entretien et fonctionnement d’équipements culturels et sportifs d’intérêt communautaire-Action sociale d’intérêt communautaire</text:p>
          </table:table-cell>
          <table:table-cell office:value-type="string" calcext:value-type="string">
            <text:p>-Assainissement non collectif-Déploiement très haut débit-Transports collectifs-Santé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2 - Bernay</text:p>
          </table:table-cell>
          <table:table-cell office:value-type="string" calcext:value-type="string">
            <text:p>212701031 - Bourg-Achard</text:p>
          </table:table-cell>
          <table:table-cell office:value-type="float" office:value="200066405" calcext:value-type="float">
            <text:p>200066405</text:p>
          </table:table-cell>
          <table:table-cell office:value-type="string" calcext:value-type="string">
            <text:p>CC Roumois Seine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6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3817" calcext:value-type="float">
            <text:p>538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P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GATINET</text:p>
          </table:table-cell>
          <table:table-cell office:value-type="string" calcext:value-type="string">
            <text:p>666 rue Adolphe Coquelin</text:p>
          </table:table-cell>
          <table:table-cell table:number-columns-repeated="2"/>
          <table:table-cell office:value-type="string" calcext:value-type="string">
            <text:p>27310 Bourg Achard</text:p>
          </table:table-cell>
          <table:table-cell office:value-type="string" calcext:value-type="string">
            <text:p>02 32 57 95 28</text:p>
          </table:table-cell>
          <table:table-cell office:value-type="string" calcext:value-type="string">
            <text:p>02 32 42 27 71</text:p>
          </table:table-cell>
          <table:table-cell office:value-type="string" calcext:value-type="string">
            <text:p>accueil@cc-roumoisnord.fr</text:p>
          </table:table-cell>
          <table:table-cell office:value-type="string" calcext:value-type="string">
            <text:p><text:a xlink:href="http://www.roumoiseine.fr/" xlink:type="simple">www.roumoiseine.fr</text:a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42 27 71</text:p>
          </table:table-cell>
          <table:table-cell office:value-type="string" calcext:value-type="string">
            <text:p>-Aménagement de l'espace pour la conduite d'actions d'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Protection et mise en valeur de l’environnement-Politique du logement et du cadre de vie-Création, aménagement et entretien de la voirie-Construction, entretien et fonctionnement d’équipements culturels et sportifs-Action sociale d’intérêt communautaire</text:p>
          </table:table-cell>
          <table:table-cell office:value-type="string" calcext:value-type="string">
            <text:p>-Assainissement non collectif-Assainissement collectif-Aménagement numérique du territoire-Transports-Chemins / sentiers de randonnées-Divers</text:p>
          </table:table-cell>
          <table:table-cell office:value-type="string" calcext:value-type="string">
            <text:p>Une position géographique facteur d’attractivité économique (axe Seine et proximité de la métropole rouennaise) ;-Une forte concentration de l’emploi ;-Une bonne couverture en équipements sportifs et de loisirs ;-Un cadre naturel de qualité (massif forestier et étangs).</text:p>
          </table:table-cell>
          <table:table-cell/>
        </table:table-row>
        <table:table-row table:style-name="ro8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2 - Bernay</text:p>
          </table:table-cell>
          <table:table-cell office:value-type="string" calcext:value-type="string">
            <text:p>212700561 - Bernay</text:p>
          </table:table-cell>
          <table:table-cell office:value-type="float" office:value="200066413" calcext:value-type="float">
            <text:p>200066413</text:p>
          </table:table-cell>
          <table:table-cell office:value-type="string" calcext:value-type="string">
            <text:p>CC Intercom Bernay Terres de Normandie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09-28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8250" calcext:value-type="float">
            <text:p>58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P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Jean-Claude</text:p>
          </table:table-cell>
          <table:table-cell office:value-type="string" calcext:value-type="string">
            <text:p>ROUSSELIN</text:p>
          </table:table-cell>
          <table:table-cell office:value-type="string" calcext:value-type="string">
            <text:p>299 rue du Haut des Granges</text:p>
          </table:table-cell>
          <table:table-cell table:number-columns-repeated="2"/>
          <table:table-cell office:value-type="string" calcext:value-type="string">
            <text:p>27300 Bernay</text:p>
          </table:table-cell>
          <table:table-cell office:value-type="string" calcext:value-type="string">
            <text:p>02 32 43 50 06</text:p>
          </table:table-cell>
          <table:table-cell office:value-type="string" calcext:value-type="string">
            <text:p>02 32 43 56 44</text:p>
          </table:table-cell>
          <table:table-cell office:value-type="string" calcext:value-type="string">
            <text:p>cc.bernay.environs@wanadoo.fr</text:p>
          </table:table-cell>
          <table:table-cell office:value-type="string" calcext:value-type="string">
            <text:p><text:a xlink:href="http://www.cc-bernay.com/" xlink:type="simple">www.cc-bernay.com</text:a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43 56 44</text:p>
          </table:table-cell>
          <table:table-cell office:value-type="string" calcext:value-type="string">
            <text:p>-Aménagement de l’espace pour la conduite d'actions d'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Protection et mise en valeur de l’environnement-Politique du logement et du cadre de vie-<text:span text:style-name="T7">Politique de la ville-Création, aménagement et entretien de la voirie-Construction, entretien et fonctionnement d’équipements culturels et sportifs-Action sociale d’intérêt communautaire-Création et gestion de maison de services au public et définition des obligations de service public y afférentes</text:span></text:p>
          </table:table-cell>
          <table:table-cell table:style-name="ce7" office:value-type="string" calcext:value-type="string">
            <text:p>-Assainissement non collectif-Assainissement collectif-Assainissement des eaux pluviales-Gestion des milieux aquatiques et prévention des inondations (GEMAPI)-Aménagement numérique du territoire-Transports-Santé-Chemins ruraux, et autres voies-Divers</text:p>
          </table:table-cell>
          <table:table-cell office:value-type="string" calcext:value-type="string">
            <text:p>Une position géographique facteur d’attractivité économique (axe Seine et proximité de la métropole rouennaise) ;-Une forte concentration de l’emploi ;-Une bonne couverture en équipements sportifs et de loisirs ;-Un cadre naturel de qualité (massif forestier et étangs).</text:p>
          </table:table-cell>
          <table:table-cell/>
        </table:table-row>
        <table:table-row table:style-name="ro9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2 - Bernay</text:p>
          </table:table-cell>
          <table:table-cell office:value-type="string" calcext:value-type="string">
            <text:p>200063790 - Verneuil d'Avre et d'Iton</text:p>
          </table:table-cell>
          <table:table-cell office:value-type="float" office:value="200066462" calcext:value-type="float">
            <text:p>200066462</text:p>
          </table:table-cell>
          <table:table-cell office:value-type="string" calcext:value-type="string">
            <text:p>CC Interco Normandie Sud Eure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6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0238" calcext:value-type="float">
            <text:p>502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ZS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BOULOGNE</text:p>
          </table:table-cell>
          <table:table-cell office:value-type="string" calcext:value-type="string">
            <text:p>84, rue du Canon <text:s/>B.P. 616</text:p>
          </table:table-cell>
          <table:table-cell table:number-columns-repeated="2"/>
          <table:table-cell office:value-type="string" calcext:value-type="string">
            <text:p>27130 Verneuil sur Avre</text:p>
          </table:table-cell>
          <table:table-cell office:value-type="string" calcext:value-type="string">
            <text:p>02 32 32 93 01</text:p>
          </table:table-cell>
          <table:table-cell office:value-type="string" calcext:value-type="string">
            <text:p>02 32 32 94 04</text:p>
          </table:table-cell>
          <table:table-cell office:value-type="string" calcext:value-type="string">
            <text:p>brigitte.geslan@ccpverneuil-avre.fr</text:p>
          </table:table-cell>
          <table:table-cell office:value-type="string" calcext:value-type="string">
            <text:p><text:a xlink:href="http://www.inse27.fr/" xlink:type="simple">www.inse27.fr</text:a></text:p>
          </table:table-cell>
          <table:table-cell office:value-type="string" calcext:value-type="string">
            <text:p>84, rue du Canon <text:s/>B.P. 616</text:p>
          </table:table-cell>
          <table:table-cell table:number-columns-repeated="2"/>
          <table:table-cell office:value-type="string" calcext:value-type="string">
            <text:p>27130 Verneuil sur Avre</text:p>
          </table:table-cell>
          <table:table-cell office:value-type="string" calcext:value-type="string">
            <text:p>02 32 32 93 01</text:p>
          </table:table-cell>
          <table:table-cell office:value-type="string" calcext:value-type="string">
            <text:p>02 32 32 94 04</text:p>
          </table:table-cell>
          <table:table-cell office:value-type="string" calcext:value-type="string">
            <text:p>-Aménagement de l’espace pour la conduite d’actions d’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Protection et mise en valeur de l’environnement-<text:span text:style-name="T8">Politique du logement et du cadre de vie-En matière de politique de la ville-Création, aménagement et entretien de la voirie-Construction, entretien et fonctionnement d’équipements culturels et sportifs-Action sociale d’intérêt communautaire</text:span></text:p>
          </table:table-cell>
          <table:table-cell office:value-type="string" calcext:value-type="string">
            <text:p>-Assainissement non collectif-Assainissement collectif-Aménagement numérique du territoire-Transports-Santé-Chemins ruraux, et autres voies-Divers</text:p>
          </table:table-cell>
          <table:table-cell office:value-type="string" calcext:value-type="string">
            <text:p>Une position géographique facteur d’attractivité économique (axe Seine et proximité de la métropole rouennaise) ;-Une forte concentration de l’emploi ;-Une bonne couverture en équipements sportifs et de loisirs ;-Un cadre naturel de qualité (massif forestier et étangs).</text:p>
          </table:table-cell>
          <table:table-cell/>
        </table:table-row>
        <table:table-row table:style-name="ro7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1 - Andelys</text:p>
          </table:table-cell>
          <table:table-cell office:value-type="string" calcext:value-type="string">
            <text:p>212701510 - Charleval</text:p>
          </table:table-cell>
          <table:table-cell office:value-type="float" office:value="200070142" calcext:value-type="float">
            <text:p>200070142</text:p>
          </table:table-cell>
          <table:table-cell office:value-type="string" calcext:value-type="string">
            <text:p>CC Lyons Andelle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1627" calcext:value-type="float">
            <text:p>216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P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GERICS</text:p>
          </table:table-cell>
          <table:table-cell office:value-type="string" calcext:value-type="string">
            <text:p>Rue Martin Liesse - ZAE La Vente Cartier - B.P. 20</text:p>
          </table:table-cell>
          <table:table-cell table:number-columns-repeated="2"/>
          <table:table-cell office:value-type="string" calcext:value-type="string">
            <text:p>27380 Charleval</text:p>
          </table:table-cell>
          <table:table-cell office:value-type="string" calcext:value-type="string">
            <text:p>02 32 49 61 27</text:p>
          </table:table-cell>
          <table:table-cell office:value-type="string" calcext:value-type="string">
            <text:p>02 32 49 59 49</text:p>
          </table:table-cell>
          <table:table-cell office:value-type="string" calcext:value-type="string">
            <text:p>anne.malvasio@cdc-andelle.com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49 59 49</text:p>
          </table:table-cell>
          <table:table-cell table:style-name="ce3" office:value-type="string" calcext:value-type="string">
            <text:p>-Aménagement de l’espace pour la conduite d’actions d’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table:style-name="ce6" office:value-type="string" calcext:value-type="string">
            <text:p>-Politique du logement et du cadre de vie-Construction, aménagement et entretien de la voirie d’intérêt communautaire-Construction, entretien et fonctionnement d’équipements sportifs d’intérêt communautaire-Action sociale d’intérêt communautaire</text:p>
          </table:table-cell>
          <table:table-cell office:value-type="string" calcext:value-type="string">
            <text:p>-Assainissement non collectif-Aménagement numérique du territoire-Environnement-Transports-Sécurité-Santé-Actions en faveur de la petite enfance-Sport et culture-Divers</text:p>
          </table:table-cell>
          <table:table-cell office:value-type="string" calcext:value-type="string">
            <text:p>Une position géographique facteur d’attractivité économique (axe Seine et proximité de la métropole rouennaise) ;-Une forte concentration de l’emploi ;-Une bonne couverture en équipements sportifs et de loisirs ;-Un cadre naturel de qualité (massif forestier et étangs).</text:p>
          </table:table-cell>
          <table:table-cell/>
        </table:table-row>
        <table:table-row table:style-name="ro3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1 - Andelys</text:p>
          </table:table-cell>
          <table:table-cell office:value-type="string" calcext:value-type="string">
            <text:p>212702849 - Gisors</text:p>
          </table:table-cell>
          <table:table-cell office:value-type="float" office:value="200071843" calcext:value-type="float">
            <text:p>200071843</text:p>
          </table:table-cell>
          <table:table-cell office:value-type="string" calcext:value-type="string">
            <text:p>CC du Vexin Normand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12-16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1349" calcext:value-type="float">
            <text:p>313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P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m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ORZY</text:p>
          </table:table-cell>
          <table:table-cell office:value-type="string" calcext:value-type="string">
            <text:p>5 rue Albert Leroy CS 80039</text:p>
          </table:table-cell>
          <table:table-cell table:number-columns-repeated="2"/>
          <table:table-cell office:value-type="string" calcext:value-type="string">
            <text:p>27140 Gisors</text:p>
          </table:table-cell>
          <table:table-cell office:value-type="string" calcext:value-type="string">
            <text:p>02 32 27 89 50</text:p>
          </table:table-cell>
          <table:table-cell office:value-type="string" calcext:value-type="string">
            <text:p>02 32 27 89 49</text:p>
          </table:table-cell>
          <table:table-cell office:value-type="string" calcext:value-type="string">
            <text:p>cdc-gisors@ccgisors-epte-levriere.fr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27 89 49</text:p>
          </table:table-cell>
          <table:table-cell office:value-type="string" calcext:value-type="string">
            <text:p>-Aménagement de l'espace pour la conduite d'actions d'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Protection et mise en valeur de l’environnement, le cas échéant dans le cadre de schémas départementaux et soutien aux actions de maîtrise de la demande d’énergie-Création, aménagement et entretien de la voirie-Construction, entretien et fonctionnement d’équipements culturels et sportifs d’intérêt communautaire-Action sociale d’intérêt communautaire-Création et gestion de maisons de services aux publics et définition des obligations de service y afférentes</text:p>
          </table:table-cell>
          <table:table-cell office:value-type="string" calcext:value-type="string">
            <text:p>-Voie verte et randonnée-Transports scolaires par délégation-Apprentissage de la natation en milieu scolaire-En matière de lecture publique-Assainissement non collectif-Aménagement numérique-SDIS-Maisons de santé ou centre de soins communautaire-Contingent d'aide sociale, sur le territoire de l'ancienne communauté de communes du canton d'Etrépagny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3 - Évreux</text:p>
          </table:table-cell>
          <table:table-cell office:value-type="string" calcext:value-type="string">
            <text:p>212701650 - Conches-en-Ouche</text:p>
          </table:table-cell>
          <table:table-cell office:value-type="float" office:value="242700276" calcext:value-type="float">
            <text:p>242700276</text:p>
          </table:table-cell>
          <table:table-cell office:value-type="string" calcext:value-type="string">
            <text:p>CC du Pays de Conches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992-12-3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274" calcext:value-type="float">
            <text:p>192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SZS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RECOURS</text:p>
          </table:table-cell>
          <table:table-cell office:value-type="string" calcext:value-type="string">
            <text:p>Mairie <text:s text:c="2"/>B.P. 73</text:p>
          </table:table-cell>
          <table:table-cell table:number-columns-repeated="2"/>
          <table:table-cell office:value-type="string" calcext:value-type="string">
            <text:p>27190 Conches en Ouche</text:p>
          </table:table-cell>
          <table:table-cell office:value-type="string" calcext:value-type="string">
            <text:p>02 32 30 11 42</text:p>
          </table:table-cell>
          <table:table-cell office:value-type="string" calcext:value-type="string">
            <text:p>02 32 30 05 76</text:p>
          </table:table-cell>
          <table:table-cell table:number-columns-repeated="2"/>
          <table:table-cell office:value-type="string" calcext:value-type="string">
            <text:p>Mairie <text:s text:c="2"/>B.P. 73</text:p>
          </table:table-cell>
          <table:table-cell table:number-columns-repeated="2"/>
          <table:table-cell office:value-type="string" calcext:value-type="string">
            <text:p>27190 Conches en Ouche</text:p>
          </table:table-cell>
          <table:table-cell office:value-type="string" calcext:value-type="string">
            <text:p>02 32 30 11 42</text:p>
          </table:table-cell>
          <table:table-cell office:value-type="string" calcext:value-type="string">
            <text:p>02 32 30 05 76</text:p>
          </table:table-cell>
          <table:table-cell office:value-type="string" calcext:value-type="string">
            <text:p>-Aménagement de l’espace pour la conduite d’actions d’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Construction, entretien et fonctionnement d’équipements culturels et sportifs d’intérêt communautaire-Action sociale d’intérêt communautaire gérée par le Centre Intercommunal d’Action Sociale créé suite à l’accord des communes membres de la Communauté de Communes du Pays de Conches et une délibération du Conseil de Communauté du 25 Février 2002-Création, aménagement et entretien de la voirie d’intérêt communautaire</text:p>
          </table:table-cell>
          <table:table-cell office:value-type="string" calcext:value-type="string">
            <text:p>-Environnement, Cadre de vie et Logement-Culture, Sport, Animation, Loisirs-Enfance, Jeunesse-Services à la personne et aux publics en difficulté-Accès aux nouvelles technologies de l’information et de la communication-Accompagnement des services de sécurité intervenant sur tout le territoire communautaire-Urbanisme : instruction des autorisations d’urbanisme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2 - Bernay</text:p>
          </table:table-cell>
          <table:table-cell office:value-type="string" calcext:value-type="string">
            <text:p>212704282 - Le Neubourg</text:p>
          </table:table-cell>
          <table:table-cell office:value-type="float" office:value="242700607" calcext:value-type="float">
            <text:p>242700607</text:p>
          </table:table-cell>
          <table:table-cell office:value-type="string" calcext:value-type="string">
            <text:p>CC du Pays du Neubourg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2000-06-15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514" calcext:value-type="float">
            <text:p>185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Z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Jean-Paul</text:p>
          </table:table-cell>
          <table:table-cell office:value-type="string" calcext:value-type="string">
            <text:p>LEGENDRE</text:p>
          </table:table-cell>
          <table:table-cell office:value-type="string" calcext:value-type="string">
            <text:p>1, chemin Saint Célérin</text:p>
          </table:table-cell>
          <table:table-cell table:number-columns-repeated="2"/>
          <table:table-cell office:value-type="string" calcext:value-type="string">
            <text:p>27110 Le Neubourg</text:p>
          </table:table-cell>
          <table:table-cell office:value-type="string" calcext:value-type="string">
            <text:p>02 32 34 04 41</text:p>
          </table:table-cell>
          <table:table-cell office:value-type="string" calcext:value-type="string">
            <text:p>02 32 67 71 86</text:p>
          </table:table-cell>
          <table:table-cell office:value-type="string" calcext:value-type="string">
            <text:p>cc-plateauduneubourg@cc-plateauduneubourg.fr</text:p>
          </table:table-cell>
          <table:table-cell/>
          <table:table-cell office:value-type="string" calcext:value-type="string">
            <text:p>1, chemin Saint Célérin</text:p>
          </table:table-cell>
          <table:table-cell table:number-columns-repeated="2"/>
          <table:table-cell office:value-type="string" calcext:value-type="string">
            <text:p>27110 Le Neubourg</text:p>
          </table:table-cell>
          <table:table-cell office:value-type="string" calcext:value-type="string">
            <text:p>02 32 34 04 41</text:p>
          </table:table-cell>
          <table:table-cell office:value-type="string" calcext:value-type="string">
            <text:p>02 32 67 71 86</text:p>
          </table:table-cell>
          <table:table-cell office:value-type="string" calcext:value-type="string">
            <text:p>-Aménagement de l’espace pour la conduite d’actions d’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Environnement-Politique du logement et du cadre de vie-En matière de politique de la ville-Éducation : loisirs sportifs et culturels d’intérêt communautaire, Loisirs sportifs et culturels-Action sociale d’intérêt communautaire-Voirie</text:p>
          </table:table-cell>
          <table:table-cell table:style-name="ce8" office:value-type="string" calcext:value-type="string">
            <text:p>-Aménagement de l’espace-Environnement-Soutien de la vie communale-Contrat de territoire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1 - Andelys</text:p>
          </table:table-cell>
          <table:table-cell office:value-type="string" calcext:value-type="string">
            <text:p>200059657 - Le Val d'Hazey</text:p>
          </table:table-cell>
          <table:table-cell office:value-type="float" office:value="242700623" calcext:value-type="float">
            <text:p>242700623</text:p>
          </table:table-cell>
          <table:table-cell office:value-type="string" calcext:value-type="string">
            <text:p>CC Eure-Madrie-Seine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2002-11-25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9523" calcext:value-type="float">
            <text:p>295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P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EULIEN</text:p>
          </table:table-cell>
          <table:table-cell office:value-type="string" calcext:value-type="string">
            <text:p>Place du Souvenir français BP20</text:p>
          </table:table-cell>
          <table:table-cell table:number-columns-repeated="2"/>
          <table:table-cell office:value-type="string" calcext:value-type="string">
            <text:p>27940 Aubevoye</text:p>
          </table:table-cell>
          <table:table-cell office:value-type="string" calcext:value-type="string">
            <text:p>02 32 53 87 00</text:p>
          </table:table-cell>
          <table:table-cell office:value-type="string" calcext:value-type="string">
            <text:p>02 32 53 86 99</text:p>
          </table:table-cell>
          <table:table-cell office:value-type="string" calcext:value-type="string">
            <text:p>virginiecreste.ems@wanadoo.fr</text:p>
          </table:table-cell>
          <table:table-cell office:value-type="string" calcext:value-type="string">
            <text:p><text:a xlink:href="http://www.cc-euremadrieseine.fr/" xlink:type="simple">www.cc-euremadrieseine.fr</text:a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53 86 99</text:p>
          </table:table-cell>
          <table:table-cell office:value-type="string" calcext:value-type="string">
            <text:p>-Aménagement de l’espace-Développement économique, tourisme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Construction, entretien et fonctionnement d’équipements culturels et sportifs d’intérêt communautaire-Eau potable-Action sociale d’intérêt communautaire-Politique du logement et du cade de vie d’intérêt communautaire-Création, aménagement et entretien de la voirie d’intérêt communautaire</text:p>
          </table:table-cell>
          <table:table-cell office:value-type="string" calcext:value-type="string">
            <text:p>-Assainissement-Transports scolaires-Développement durable-Réseau de chaleur-Réseau Haut Débit-Autorisations d’urbanisme-Loisirs-Santé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1:27:56.0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0:47:14.517000000</meta:creation-date>
    <dc:date>2018-01-25T12:14:45.508000000</dc:date>
    <meta:editing-duration>PT5H57M5S</meta:editing-duration>
    <meta:editing-cycles>22</meta:editing-cycles>
    <meta:generator>LibreOffice/4.3.7.2$Windows_x86 LibreOffice_project/8a35821d8636a03b8bf4e15b48f59794652c68ba</meta:generator>
    <meta:document-statistic meta:table-count="1" meta:cell-count="513" meta:object-count="0"/>
  </office:meta>
</office:document-meta>
</file>